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text-indent="-1cm" style:auto-text-indent="false">
        <style:tab-stops/>
      </style:paragraph-properties>
    </style:style>
    <style:style style:name="P2" style:family="paragraph" style:parent-style-name="Standard">
      <style:paragraph-properties fo:margin-left="1cm" fo:margin-right="0cm" fo:text-indent="-1cm" style:auto-text-indent="false">
        <style:tab-stops/>
      </style:paragraph-properties>
      <style:text-properties officeooo:paragraph-rsid="001bd4e5"/>
    </style:style>
    <style:style style:name="P3" style:family="paragraph" style:parent-style-name="Standard">
      <style:paragraph-properties fo:margin-left="1cm" fo:margin-right="0cm" fo:text-indent="-1cm" style:auto-text-indent="false">
        <style:tab-stops/>
      </style:paragraph-properties>
      <style:text-properties officeooo:paragraph-rsid="001bd4e5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1bd4e5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97bae" officeooo:paragraph-rsid="00197bae" style:font-weight-asian="bold" style:font-weight-complex="bold"/>
    </style:style>
    <style:style style:name="T1" style:family="text">
      <style:text-properties officeooo:rsid="00197ba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7bae" style:font-style-asian="italic" style:font-style-complex="italic"/>
    </style:style>
    <style:style style:name="T4" style:family="text">
      <style:text-properties fo:font-style="italic" officeooo:rsid="001b3a23" style:font-style-asian="italic" style:font-style-complex="italic"/>
    </style:style>
    <style:style style:name="T5" style:family="text">
      <style:text-properties fo:font-style="italic" officeooo:rsid="001bd4e5" style:font-style-asian="italic" style:font-style-complex="italic"/>
    </style:style>
    <style:style style:name="T6" style:family="text">
      <style:text-properties fo:font-style="normal" officeooo:rsid="001bd4e5" style:font-style-asian="normal" style:font-style-complex="normal"/>
    </style:style>
    <style:style style:name="T7" style:family="text">
      <style:text-properties officeooo:rsid="0019d8b9"/>
    </style:style>
    <style:style style:name="T8" style:family="text">
      <style:text-properties officeooo:rsid="001b3a23"/>
    </style:style>
    <style:style style:name="T9" style:family="text">
      <style:text-properties officeooo:rsid="001bd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FA <text:span text:style-name="T7">R</text:span>eferences</text:p>
      <text:p text:style-name="P5">Dafydd Gibbon</text:p>
      <text:p text:style-name="P4"/>
      <text:p text:style-name="P2">Gibbon, Dafydd. 2018. The future of prosody: it’s about time. Keynote talk. <text:span text:style-name="T3">Proc. </text:span><text:span text:style-name="T2">9th International conference on Speech Prosody</text:span>, 1-9.</text:p>
      <text:p text:style-name="P2"/>
      <text:p text:style-name="P2">Gibbon, Dafydd. 2019. CRAFT: A multifunction online platform for speech prosody visualisation. <text:span text:style-name="T2">Proc. 19th International Congress of Phonetic Sciences</text:span>, 2956-2960.</text:p>
      <text:p text:style-name="P2"/>
      <text:p text:style-name="P2">Gibbon, Dafydd <text:span text:style-name="T9">and</text:span> Peng Li. 2019. Quantifying and correlating rhythm formants in speech. <text:span text:style-name="T2">Proc. Linguistic Patterns in </text:span><text:span text:style-name="Emphasis"><text:span text:style-name="T2">Spontaneous Speech</text:span></text:span> <text:span text:style-name="T1">(L</text:span>PSS<text:span text:style-name="T1">)</text:span>, Taipei, Academia Sinica.</text:p>
      <text:p text:style-name="P2"/>
      <text:p text:style-name="P2">Gibbon, Dafydd. 2020. Computational induction of prosodic structure. <text:span text:style-name="T2">Studies in Prosodic Grammar</text:span> 6 (2), 1-46</text:p>
      <text:p text:style-name="P2"/>
      <text:p text:style-name="P2">Gibbon, Dafydd. 2020. Rhythm formants of story reading in Standard Mandarin. <text:span text:style-name="T2">Chinese Journal of Phonetics</text:span> 14: 1-16.</text:p>
      <text:p text:style-name="P2"/>
      <text:p text:style-name="P2">Gibbon, Dafydd. 2020. The rhythms of rhythm. <text:span text:style-name="T2">Journal of the International Phonetic Association</text:span> <text:span text:style-name="T9">(</text:span><text:span text:style-name="T5">JIPA</text:span><text:span text:style-name="T6">),</text:span> <text:span text:style-name="T2">First View</text:span>. 16 August 2021, 1-33.</text:p>
      <text:p text:style-name="P2"/>
      <text:p text:style-name="P2">Gibbon, Dafydd and Xuewei Lin. 2020. Rhythm Zone Theory: speech rhythms are physical after all. In: Magdalena Wrembel, Agnieszka Kiełkiewicz-Janowiak and Piotr Gąsiorowski, eds. <text:span text:style-name="T2">Approaches to the Study of Sound Structure and Speech. Interdisciplinary Work in Honour of Katarzyna Dziubalska-Kołaczyk</text:span>. London: Routledge.</text:p>
      <text:p text:style-name="P2"/>
      <text:p text:style-name="P2">Gibbon, Dafydd. 2022. Ega orature: discourse prosody meets machine learning. [Accepted draft.]</text:p>
      <text:p text:style-name="P2"/>
      <text:p text:style-name="P2">Gibbon, Dafydd. 2022. New perspectives on Ibibio Speech Rhythm. [Accepted draft.]</text:p>
      <text:p text:style-name="P2"/>
      <text:p text:style-name="P2">Gibbon, Dafydd. 2022. The Phonetic Grounding of Prosody: Analysis and Visualisation Tools. In: <text:span text:style-name="T5">Proc. </text:span><text:span text:style-name="T4">Language and Technology Conference</text:span><text:span text:style-name="T8"> (</text:span><text:span text:style-name="T2">LTC</text:span><text:span text:style-name="T8">), Poznań,</text:span> 2019, LNCS 13212 <text:span text:style-name="T9">(Prepublication version)</text:span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.42cm" fo:margin-bottom="0.109cm" loext:contextual-spacing="false"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0:31:14.659371249</meta:creation-date>
    <dc:date>2022-04-25T11:05:43.151668632</dc:date>
    <meta:editing-duration>PT13M2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209" meta:character-count="1536" meta:non-whitespace-character-count="1339"/>
  </office:meta>
</office:document-meta>
</file>